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3000002686503586F5426C180.png" manifest:media-type="image/png"/>
  <manifest:file-entry manifest:full-path="Pictures/1000000000000352000004CCB8946046BBD0E889.png" manifest:media-type="image/png"/>
  <manifest:file-entry manifest:full-path="Pictures/10000201000003860000024FC9C84B0FD9AEDFBC.png" manifest:media-type="image/png"/>
  <manifest:file-entry manifest:full-path="Pictures/100002010000046D000002A5F8EA9C069FD0DA78.png" manifest:media-type="image/png"/>
  <manifest:file-entry manifest:full-path="Pictures/10000201000003C3000002A8822838C73CCEE785.png" manifest:media-type="image/png"/>
  <manifest:file-entry manifest:full-path="Pictures/10000201000002AB00000358C8CA34F0943934E0.png" manifest:media-type="image/png"/>
  <manifest:file-entry manifest:full-path="Pictures/100002010000033700000207F70467045ADBC5FA.png" manifest:media-type="image/png"/>
  <manifest:file-entry manifest:full-path="Pictures/10000201000003B60000020C34924E483A5941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b78" officeooo:paragraph-rsid="0018db78"/>
    </style:style>
    <style:style style:name="P2" style:family="paragraph" style:parent-style-name="Standard">
      <style:text-properties officeooo:rsid="0018db78" officeooo:paragraph-rsid="001bfdd7"/>
    </style:style>
    <style:style style:name="P3" style:family="paragraph" style:parent-style-name="Standard">
      <style:paragraph-properties fo:break-before="page"/>
      <style:text-properties officeooo:rsid="0018db78" officeooo:paragraph-rsid="0018db78"/>
    </style:style>
    <style:style style:name="T1" style:family="text">
      <style:text-properties officeooo:rsid="001bfd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2" draw:name="Image1" text:anchor-type="char" svg:x="0in" svg:y="0.0728in" svg:width="6.9252in" svg:height="3.8193in" draw:z-index="0"><draw:image xlink:href="Pictures/10000201000003B60000020C34924E483A59416B.png" xlink:type="simple" xlink:show="embed" xlink:actuate="onLoad" loext:mime-type="image/png"/></draw:frame></text:p>
      <text:p text:style-name="P1"/>
      <text:p text:style-name="P1"><draw:frame draw:style-name="fr2" draw:name="Image2" text:anchor-type="char" svg:x="0.0638in" svg:y="0.3457in" svg:width="6.9252in" svg:height="4.3665in" draw:z-index="1"><draw:image xlink:href="Pictures/100002010000033700000207F70467045ADBC5FA.png" xlink:type="simple" xlink:show="embed" xlink:actuate="onLoad" loext:mime-type="image/png"/></draw:frame></text:p>
      <text:p text:style-name="P3"><draw:frame draw:style-name="fr2" draw:name="Image3" text:anchor-type="char" svg:x="0in" svg:y="0.0236in" svg:width="6.9252in" svg:height="4.8898in" draw:z-index="2"><draw:image xlink:href="Pictures/10000201000003C3000002A8822838C73CCEE785.png" xlink:type="simple" xlink:show="embed" xlink:actuate="onLoad" loext:mime-type="image/png"/></draw:frame><draw:frame draw:style-name="fr2" draw:name="Image4" text:anchor-type="char" svg:x="0.1209in" svg:y="5.0508in" svg:width="5.8346in" svg:height="3.822in" draw:z-index="3"><draw:image xlink:href="Pictures/10000201000003860000024FC9C84B0FD9AEDF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/>
      <text:p text:style-name="P1"><draw:frame draw:style-name="fr1" draw:name="Image5" text:anchor-type="char" svg:width="6.9252in" svg:height="4.6618in" draw:z-index="4"><draw:image xlink:href="Pictures/1000020100000393000002686503586F5426C180.png" xlink:type="simple" xlink:show="embed" xlink:actuate="onLoad" loext:mime-type="image/png"/></draw:frame></text:p>
      <text:p text:style-name="P1"><draw:frame draw:style-name="fr1" draw:name="Image6" text:anchor-type="char" svg:width="6.9252in" svg:height="4.1374in" draw:z-index="5"><draw:image xlink:href="Pictures/100002010000046D000002A5F8EA9C069FD0DA78.png" xlink:type="simple" xlink:show="embed" xlink:actuate="onLoad" loext:mime-type="image/png"/></draw:frame></text:p>
      <text:p text:style-name="P2"><text:soft-page-break/></text:p>
      <text:p text:style-name="P2"><draw:frame draw:style-name="fr2" draw:name="Image7" text:anchor-type="char" svg:x="0in" svg:y="0in" svg:width="6.9252in" svg:height="8.6783in" draw:z-index="6"><draw:image xlink:href="Pictures/10000201000002AB00000358C8CA34F0943934E0.png" xlink:type="simple" xlink:show="embed" xlink:actuate="onLoad" loext:mime-type="image/png"/></draw:frame></text:p>
      <text:p text:style-name="P2"/>
      <text:p text:style-name="P2"><text:soft-page-break/></text:p>
      <text:p text:style-name="P2"><draw:frame draw:style-name="fr1" draw:name="Image8" text:anchor-type="char" svg:width="6.9252in" svg:height="10.0043in" draw:z-index="7"><draw:image xlink:href="Pictures/1000000000000352000004CCB8946046BBD0E889.png" xlink:type="simple" xlink:show="embed" xlink:actuate="onLoad" loext:mime-type="image/png"/></draw:frame><text:soft-page-break/></text:p>
      <text:p text:style-name="P2">Requermientos de sistem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9:48:10.948986490</meta:creation-date>
    <dc:date>2021-10-28T22:08:14.841056929</dc:date>
    <meta:editing-duration>PT1H35M16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6" meta:paragraph-count="1" meta:word-count="3" meta:character-count="24" meta:non-whitespace-character-count="22"/>
  </office:meta>
</office:document-meta>
</file>